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Kakita Tomoe</text:p>
      <text:p>Player: Eli</text:p>
      <text:p/>
      <text:p>School: Kakita Duelist</text:p>
      <text:p>Dan: 2</text:p>
      <text:p/>
      <text:p>Rings</text:p>
      <text:p>  Air: 2</text:p>
      <text:p>  Fire: 4  (school ring)</text:p>
      <text:p>  Earth: 2</text:p>
      <text:p>  Water: 3</text:p>
      <text:p>  Void: 2</text:p>
      <text:p/>
      <text:p>Combat</text:p>
      <text:p>  Attack: 3</text:p>
      <text:p>  Parry: 3</text:p>
      <text:p/>
      <text:p>Skills</text:p>
      <text:p>  Etiquette 3</text:p>
      <text:p>  Sincerity 3</text:p>
      <text:p>  Tact 2</text:p>
      <text:p>  Heraldry 2</text:p>
      <text:p>  History 2</text:p>
      <text:p>  Culture 2</text:p>
      <text:p>  Strategy 1</text:p>
      <text:p/>
      <text:p>Knacks (school: Kakita Duelist)</text:p>
      <text:p>  Iaijutsu 3</text:p>
      <text:p>  Double Attack 2</text:p>
      <text:p>  Lunge 2</text:p>
      <text:p/>
      <text:p>Advantages</text:p>
      <text:p>  Virtue (Courage)</text:p>
      <text:p>  Charming</text:p>
      <text:p>  Kind Eye</text:p>
      <text:p>  Highest Regard [campaign]</text:p>
      <text:p/>
      <text:p>Disadvantages</text:p>
      <text:p>  Proud</text:p>
      <text:p>  Contrary</text:p>
      <text:p/>
      <text:p>Honor: 3.0</text:p>
      <text:p>Rank: 7.5</text:p>
      <text:p>Recognition: 7.5</text:p>
      <text:p/>
      <text:p>XP</text:p>
      <text:p>  Starting XP: 150</text:p>
      <text:p>  Earned XP: 0</text:p>
      <text:p>  Spent: 118</text:p>
      <text:p>  Unspent: 32</text:p>
      <text:p/>
      <text:p>Background</text:p>
      <text:p>Tomoe was born to the Kakita family and raised in the courts of the Crane</text:p>
      <text:p>clan. Her iaijutsu form is quick and precise, though her tendency to</text:p>
      <text:p>contradict her peers has made her a difficult presence at formal events.</text:p>
      <text:p>Despite this, her charm and kind eyes have earned her the respect of her</text:p>
      <text:p>sensei.</text:p>
      <text:p/>
      <text:p>Appearance</text:p>
      <text:p>Tall for a Crane, with pale silver hair kept in a long braid. Wears the</text:p>
      <text:p>muted colors of the Kakita Dueling Academy and carries a katana forged by</text:p>
      <text:p>her grandmother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